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es.$A$2:.$A$16])" table:allow-empty-cell="true" table:display-list="unsorted" table:base-cell-address="Valeurs.A2">
          <table:error-message table:message-type="stop" table:display="true"/>
        </table:content-validation>
        <table:content-validation table:name="val2" table:condition="of:cell-content-is-in-list([$listes.$B$2:.$B$19])" table:allow-empty-cell="true" table:display-list="unsorted" table:base-cell-address="Valeurs.B2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Valeurs.G2">
          <table:error-message table:message-type="stop" table:display="true"/>
        </table:content-validation>
      </table:content-validations>
      <table:table table:name="Valeu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ibilité</text:p>
          </table:table-cell>
          <table:table-cell office:value-type="string" calcext:value-type="string">
            <text:p>ouverture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pas UV</text:p>
          </table:table-cell>
          <table:table-cell/>
          <table:table-cell office:value-type="string" calcext:value-type="string">
            <text:p>ratio UV/visible</text:p>
          </table:table-cell>
          <table:table-cell office:value-type="string" calcext:value-type="string">
            <text:p>coef UV</text:p>
          </table:table-cell>
          <table:table-cell office:value-type="string" calcext:value-type="string">
            <text:p>offset UV</text:p>
          </table:table-cell>
        </table:table-row>
        <table:table-row table:style-name="ro1">
          <table:table-cell table:content-validation-name="val1" office:value-type="float" office:value="0.7" calcext:value-type="float">
            <text:p>0,7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ondérée</text:p>
          </table:table-cell>
          <table:table-cell office:value-type="string" calcext:value-type="string">
            <text:p>pondérée sensibilité</text:p>
          </table:table-cell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normalisée</text:p>
          </table:table-cell>
          <table:table-cell/>
        </table:table-row>
        <table:table-row table:style-name="ro1">
          <table:table-cell table:style-name="ce1" table:formula="of:=LOG([.$D$2]; 2) - 1.3219" office:value-type="float" office:value="7.49827896241519" calcext:value-type="float">
            <text:p>7,50</text:p>
          </table:table-cell>
          <table:table-cell table:style-name="ce1" table:formula="of:=[.A7] + LOG(([.$A$2] / 100); 2)" office:value-type="float" office:value="0.339849599810705" calcext:value-type="float">
            <text:p>0,34</text:p>
          </table:table-cell>
          <table:table-cell table:style-name="ce1" table:formula="of:=[.$H$2] * LOG([.$E$2] + [.$I$2]; 2)" office:value-type="float" office:value="24.0539326993635" calcext:value-type="float">
            <text:p>24,05</text:p>
          </table:table-cell>
          <table:table-cell table:style-name="ce1" table:formula="of:=(([.A7] * (100 - [.$G$2]) + ([.C7] * [.$G$2])) / 100)" office:value-type="float" office:value="12.4649750834997" calcext:value-type="float">
            <text:p>12,46</text:p>
          </table:table-cell>
          <table:table-cell table:style-name="ce1" table:formula="of:=[.D7] + LOG(([.$A$2] / 100); 2)" office:value-type="float" office:value="5.30654572089521" calcext:value-type="float">
            <text:p>5,31</text:p>
          </table:table-cell>
          <table:table-cell/>
          <table:table-cell table:style-name="ce2" table:formula="of:=POWER(2; LOG(POWER([.$B$2]; 2); 2) - [.E7])" office:value-type="float" office:value="1.61715086960262" calcext:value-type="float">
            <text:p>1,617</text:p>
          </table:table-cell>
          <table:table-cell table:style-name="ce2" table:formula="of:=1/[.G7]" office:value-type="float" office:value="0.61837149445786" calcext:value-type="float">
            <text:p>0,618</text:p>
          </table:table-cell>
          <table:table-cell/>
        </table:table-row>
        <table:table-row table:style-name="ro1">
          <table:table-cell table:style-name="ce1" table:number-columns-repeated="5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ef uv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atio visible / uv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ondérée</text:p>
          </table:table-cell>
          <table:table-cell office:value-type="string" calcext:value-type="string">
            <text:p>pondérée sensibilité</text:p>
          </table:table-cell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normalisée</text:p>
          </table:table-cell>
          <table:table-cell/>
        </table:table-row>
        <table:table-row table:style-name="ro1">
          <table:table-cell table:style-name="ce1" office:value-type="float" office:value="15.5" calcext:value-type="float">
            <text:p>15,50</text:p>
          </table:table-cell>
          <table:table-cell table:style-name="ce1" table:formula="of:=[.A12] + LOG(([.$A$2] / 100); 2)" office:value-type="float" office:value="8.34157063739552" calcext:value-type="float">
            <text:p>8,34</text:p>
          </table:table-cell>
          <table:table-cell table:style-name="ce1" table:formula="of:=[.B10] * LOG([.$E$2] + [.$I$2]; 2)" office:value-type="float" office:value="14.0314607412954" calcext:value-type="float">
            <text:p>14,03</text:p>
          </table:table-cell>
          <table:table-cell table:style-name="ce1" table:formula="of:=(([.A12] * (100 - [.D10]) + ([.C12] * [.D10])) / 100)" office:value-type="float" office:value="15.0594382223886" calcext:value-type="float">
            <text:p>15,06</text:p>
          </table:table-cell>
          <table:table-cell table:style-name="ce1" table:formula="of:=[.D12] + LOG(([.$A$2] / 100); 2)" office:value-type="float" office:value="7.90100885978413" calcext:value-type="float">
            <text:p>7,90</text:p>
          </table:table-cell>
          <table:table-cell/>
          <table:table-cell table:style-name="ce2" table:formula="of:=POWER(2; LOG(POWER([.$B$2]; 2); 2) - [.E12])" office:value-type="float" office:value="0.267756061466857" calcext:value-type="float">
            <text:p>0,268</text:p>
          </table:table-cell>
          <table:table-cell table:style-name="ce2" table:formula="of:=1/[.G12]" office:value-type="float" office:value="3.73474271514776" calcext:value-type="float">
            <text:p>3,73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ef u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 visible / uv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ondérée</text:p>
          </table:table-cell>
          <table:table-cell office:value-type="string" calcext:value-type="string">
            <text:p>pondérée sensibilité</text:p>
          </table:table-cell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normalisée</text:p>
          </table:table-cell>
          <table:table-cell/>
        </table:table-row>
        <table:table-row table:style-name="ro1">
          <table:table-cell table:style-name="ce1" table:formula="of:=[.A12]" office:value-type="float" office:value="15.5" calcext:value-type="float">
            <text:p>15,50</text:p>
          </table:table-cell>
          <table:table-cell table:style-name="ce1" table:formula="of:=[.A17] + LOG(([.$A$2] / 100); 2)" office:value-type="float" office:value="8.34157063739552" calcext:value-type="float">
            <text:p>8,34</text:p>
          </table:table-cell>
          <table:table-cell table:style-name="ce1" table:formula="of:=[.B15] * LOG([.$E$2] + [.$I$2]; 2)" office:value-type="float" office:value="20.0449439161363" calcext:value-type="float">
            <text:p>20,04</text:p>
          </table:table-cell>
          <table:table-cell table:style-name="ce1" table:formula="of:=(([.A17] * (100 - [.D15]) + ([.C17] * [.D15])) / 100)" office:value-type="float" office:value="16.6362359790341" calcext:value-type="float">
            <text:p>16,64</text:p>
          </table:table-cell>
          <table:table-cell table:style-name="ce1" table:formula="of:=[.D17] + LOG(([.$A$2] / 100); 2)" office:value-type="float" office:value="9.47780661642959" calcext:value-type="float">
            <text:p>9,48</text:p>
          </table:table-cell>
          <table:table-cell/>
          <table:table-cell table:style-name="ce2" table:formula="of:=POWER(2; LOG(POWER([.$B$2]; 2); 2) - [.E17])" office:value-type="float" office:value="0.0897585626394668" calcext:value-type="float">
            <text:p>0,090</text:p>
          </table:table-cell>
          <table:table-cell table:style-name="ce2" table:formula="of:=1/[.G17]" office:value-type="float" office:value="11.1409983693333" calcext:value-type="float">
            <text:p>11,141</text:p>
          </table:table-cell>
          <table:table-cell/>
        </table:table-row>
      </table:table>
      <table:table table:name="list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nsibilité</text:p>
          </table:table-cell>
          <table:table-cell office:value-type="string" calcext:value-type="string">
            <text:p>ouverture</text:p>
          </table:table-cell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6:26:44.642543696</meta:creation-date>
    <meta:generator>LibreOffice/6.0.2.1$Linux_X86_64 LibreOffice_project/f7f06a8f319e4b62f9bc5095aa112a65d2f3ac89</meta:generator>
    <dc:date>2018-08-11T17:42:46.872677087</dc:date>
    <meta:editing-duration>PT45M28S</meta:editing-duration>
    <meta:editing-cycles>8</meta:editing-cycles>
    <meta:document-statistic meta:table-count="2" meta:cell-count="99" meta:object-count="0"/>
  </office:meta>
</office:document-meta>
</file>